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2in" svg:height="3.5461in" svg:x="1.2913in" svg:y="2.3673in">
            <draw:object draw:notify-on-update-of-ranges="Sheet1.C2:Sheet1.C2 Sheet1.C3:Sheet1.C12 Sheet1.D2:Sheet1.D2 Sheet1.D3:Sheet1.D12 Sheet1.E2:Sheet1.E2 Sheet1.E3:Sheet1.E12 Sheet1.F2:Sheet1.F2 Sheet1.F3:Sheet1.F12 Sheet1.G2:Sheet1.G2 Sheet1.G3:Sheet1.G12 Sheet1.H2:Sheet1.H2 Sheet1.H3:Sheet1.H12 Sheet1.I2:Sheet1.I2 Sheet1.I3:Sheet1.I12 Sheet1.J2:Sheet1.J2 Sheet1.J3:Sheet1.J12 Sheet1.K2:Sheet1.K2 Sheet1.K3:Sheet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9" table:default-cell-style-name="ce1"/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Hrg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atrix</text:p>
          </table:table-cell>
          <table:table-cell table:style-name="Default" office:value-type="string" calcext:value-type="string">
            <text:p>perm</text:p>
          </table:table-cell>
          <table:table-cell table:style-name="Default" office:value-type="string" calcext:value-type="string">
            <text:p>puzzle</text:p>
          </table:table-cell>
          <table:table-cell table:style-name="Default" office:value-type="string" calcext:value-type="string">
            <text:p>queens</text:p>
          </table:table-cell>
          <table:table-cell table:style-name="Default" office:value-type="string" calcext:value-type="string">
            <text:p>sort</text:p>
          </table:table-cell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ee</text:p>
          </table:table-cell>
          <table:table-cell table:style-name="Default"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6355" calcext:value-type="percentage">
            <text:p>63.55%</text:p>
          </table:table-cell>
          <table:table-cell office:value-type="percentage" office:value="0.9668" calcext:value-type="percentage">
            <text:p>96.68%</text:p>
          </table:table-cell>
          <table:table-cell office:value-type="percentage" office:value="0.797" calcext:value-type="percentage">
            <text:p>79.70%</text:p>
          </table:table-cell>
          <table:table-cell office:value-type="percentage" office:value="0.872" calcext:value-type="percentage">
            <text:p>87.20%</text:p>
          </table:table-cell>
          <table:table-cell office:value-type="percentage" office:value="0.4351" calcext:value-type="percentage">
            <text:p>43.51%</text:p>
          </table:table-cell>
          <table:table-cell office:value-type="percentage" office:value="0.6159" calcext:value-type="percentage">
            <text:p>61.59%</text:p>
          </table:table-cell>
          <table:table-cell office:value-type="percentage" office:value="0.7068" calcext:value-type="percentage">
            <text:p>70.68%</text:p>
          </table:table-cell>
          <table:table-cell office:value-type="percentage" office:value="0.6915" calcext:value-type="percentage">
            <text:p>69.15%</text:p>
          </table:table-cell>
          <table:table-cell table:formula="of:=AVERAGE([.C3:.J3])" office:value-type="percentage" office:value="0.715075" calcext:value-type="percentage">
            <text:p>71.51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7284" calcext:value-type="percentage">
            <text:p>72.84%</text:p>
          </table:table-cell>
          <table:table-cell office:value-type="percentage" office:value="0.9667" calcext:value-type="percentage">
            <text:p>96.67%</text:p>
          </table:table-cell>
          <table:table-cell office:value-type="percentage" office:value="0.8014" calcext:value-type="percentage">
            <text:p>80.14%</text:p>
          </table:table-cell>
          <table:table-cell office:value-type="percentage" office:value="0.8831" calcext:value-type="percentage">
            <text:p>88.31%</text:p>
          </table:table-cell>
          <table:table-cell office:value-type="percentage" office:value="0.4473" calcext:value-type="percentage">
            <text:p>44.73%</text:p>
          </table:table-cell>
          <table:table-cell office:value-type="percentage" office:value="0.616" calcext:value-type="percentage">
            <text:p>61.60%</text:p>
          </table:table-cell>
          <table:table-cell office:value-type="percentage" office:value="0.7585" calcext:value-type="percentage">
            <text:p>75.85%</text:p>
          </table:table-cell>
          <table:table-cell office:value-type="percentage" office:value="0.6464" calcext:value-type="percentage">
            <text:p>64.64%</text:p>
          </table:table-cell>
          <table:table-cell table:formula="of:=AVERAGE([.C4:.J4])" office:value-type="percentage" office:value="0.730975" calcext:value-type="percentage">
            <text:p>73.10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9665" calcext:value-type="percentage">
            <text:p>96.65%</text:p>
          </table:table-cell>
          <table:table-cell office:value-type="percentage" office:value="0.8016" calcext:value-type="percentage">
            <text:p>80.16%</text:p>
          </table:table-cell>
          <table:table-cell office:value-type="percentage" office:value="0.9051" calcext:value-type="percentage">
            <text:p>90.51%</text:p>
          </table:table-cell>
          <table:table-cell office:value-type="percentage" office:value="0.4449" calcext:value-type="percentage">
            <text:p>44.49%</text:p>
          </table:table-cell>
          <table:table-cell office:value-type="percentage" office:value="0.6189" calcext:value-type="percentage">
            <text:p>61.89%</text:p>
          </table:table-cell>
          <table:table-cell office:value-type="percentage" office:value="0.7584" calcext:value-type="percentage">
            <text:p>75.84%</text:p>
          </table:table-cell>
          <table:table-cell office:value-type="percentage" office:value="0.7328" calcext:value-type="percentage">
            <text:p>73.28%</text:p>
          </table:table-cell>
          <table:table-cell table:formula="of:=AVERAGE([.C5:.J5])" office:value-type="percentage" office:value="0.746775" calcext:value-type="percentage">
            <text:p>74.68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7494" calcext:value-type="percentage">
            <text:p>74.94%</text:p>
          </table:table-cell>
          <table:table-cell office:value-type="percentage" office:value="0.9663" calcext:value-type="percentage">
            <text:p>96.63%</text:p>
          </table:table-cell>
          <table:table-cell office:value-type="percentage" office:value="0.8016" calcext:value-type="percentage">
            <text:p>80.16%</text:p>
          </table:table-cell>
          <table:table-cell office:value-type="percentage" office:value="0.907" calcext:value-type="percentage">
            <text:p>90.70%</text:p>
          </table:table-cell>
          <table:table-cell office:value-type="percentage" office:value="0.4484" calcext:value-type="percentage">
            <text:p>44.84%</text:p>
          </table:table-cell>
          <table:table-cell office:value-type="percentage" office:value="0.6258" calcext:value-type="percentage">
            <text:p>62.58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334" calcext:value-type="percentage">
            <text:p>73.34%</text:p>
          </table:table-cell>
          <table:table-cell table:formula="of:=AVERAGE([.C6:.J6])" office:value-type="percentage" office:value="0.7487625" calcext:value-type="percentage">
            <text:p>74.88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7499" calcext:value-type="percentage">
            <text:p>74.99%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8016" calcext:value-type="percentage">
            <text:p>80.16%</text:p>
          </table:table-cell>
          <table:table-cell office:value-type="percentage" office:value="0.9074" calcext:value-type="percentage">
            <text:p>90.74%</text:p>
          </table:table-cell>
          <table:table-cell office:value-type="percentage" office:value="0.4619" calcext:value-type="percentage">
            <text:p>46.19%</text:p>
          </table:table-cell>
          <table:table-cell office:value-type="percentage" office:value="0.6233" calcext:value-type="percentage">
            <text:p>62.33%</text:p>
          </table:table-cell>
          <table:table-cell office:value-type="percentage" office:value="0.7581" calcext:value-type="percentage">
            <text:p>75.81%</text:p>
          </table:table-cell>
          <table:table-cell office:value-type="percentage" office:value="0.7342" calcext:value-type="percentage">
            <text:p>73.42%</text:p>
          </table:table-cell>
          <table:table-cell table:formula="of:=AVERAGE([.C7:.J7])" office:value-type="percentage" office:value="0.7503" calcext:value-type="percentage">
            <text:p>75.03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7519" calcext:value-type="percentage">
            <text:p>75.19%</text:p>
          </table:table-cell>
          <table:table-cell office:value-type="percentage" office:value="0.9658" calcext:value-type="percentage">
            <text:p>96.58%</text:p>
          </table:table-cell>
          <table:table-cell office:value-type="percentage" office:value="0.8015" calcext:value-type="percentage">
            <text:p>80.15%</text:p>
          </table:table-cell>
          <table:table-cell office:value-type="percentage" office:value="0.9077" calcext:value-type="percentage">
            <text:p>90.77%</text:p>
          </table:table-cell>
          <table:table-cell office:value-type="percentage" office:value="0.4576" calcext:value-type="percentage">
            <text:p>45.76%</text:p>
          </table:table-cell>
          <table:table-cell office:value-type="percentage" office:value="0.6262" calcext:value-type="percentage">
            <text:p>62.62%</text:p>
          </table:table-cell>
          <table:table-cell office:value-type="percentage" office:value="0.7581" calcext:value-type="percentage">
            <text:p>75.81%</text:p>
          </table:table-cell>
          <table:table-cell office:value-type="percentage" office:value="0.734" calcext:value-type="percentage">
            <text:p>73.40%</text:p>
          </table:table-cell>
          <table:table-cell table:formula="of:=AVERAGE([.C8:.J8])" office:value-type="percentage" office:value="0.75035" calcext:value-type="percentage">
            <text:p>75.04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7524" calcext:value-type="percentage">
            <text:p>75.24%</text:p>
          </table:table-cell>
          <table:table-cell office:value-type="percentage" office:value="0.9646" calcext:value-type="percentage">
            <text:p>96.46%</text:p>
          </table:table-cell>
          <table:table-cell office:value-type="percentage" office:value="0.8012" calcext:value-type="percentage">
            <text:p>80.12%</text:p>
          </table:table-cell>
          <table:table-cell office:value-type="percentage" office:value="0.9088" calcext:value-type="percentage">
            <text:p>90.88%</text:p>
          </table:table-cell>
          <table:table-cell office:value-type="percentage" office:value="0.4767" calcext:value-type="percentage">
            <text:p>47.67%</text:p>
          </table:table-cell>
          <table:table-cell office:value-type="percentage" office:value="0.6312" calcext:value-type="percentage">
            <text:p>63.12%</text:p>
          </table:table-cell>
          <table:table-cell office:value-type="percentage" office:value="0.7576" calcext:value-type="percentage">
            <text:p>75.76%</text:p>
          </table:table-cell>
          <table:table-cell office:value-type="percentage" office:value="0.7333" calcext:value-type="percentage">
            <text:p>73.33%</text:p>
          </table:table-cell>
          <table:table-cell table:formula="of:=AVERAGE([.C9:.J9])" office:value-type="percentage" office:value="0.753225" calcext:value-type="percentage">
            <text:p>75.32%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percentage" office:value="0.7515" calcext:value-type="percentage">
            <text:p>75.15%</text:p>
          </table:table-cell>
          <table:table-cell office:value-type="percentage" office:value="0.9623" calcext:value-type="percentage">
            <text:p>96.23%</text:p>
          </table:table-cell>
          <table:table-cell office:value-type="percentage" office:value="0.8005" calcext:value-type="percentage">
            <text:p>80.05%</text:p>
          </table:table-cell>
          <table:table-cell office:value-type="percentage" office:value="0.9086" calcext:value-type="percentage">
            <text:p>90.86%</text:p>
          </table:table-cell>
          <table:table-cell office:value-type="percentage" office:value="0.4723" calcext:value-type="percentage">
            <text:p>47.23%</text:p>
          </table:table-cell>
          <table:table-cell office:value-type="percentage" office:value="0.6329" calcext:value-type="percentage">
            <text:p>63.29%</text:p>
          </table:table-cell>
          <table:table-cell office:value-type="percentage" office:value="0.7569" calcext:value-type="percentage">
            <text:p>75.69%</text:p>
          </table:table-cell>
          <table:table-cell office:value-type="percentage" office:value="0.7318" calcext:value-type="percentage">
            <text:p>73.18%</text:p>
          </table:table-cell>
          <table:table-cell table:formula="of:=AVERAGE([.C10:.J10])" office:value-type="percentage" office:value="0.7521" calcext:value-type="percentage">
            <text:p>75.21%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7998" calcext:value-type="percentage">
            <text:p>79.98%</text:p>
          </table:table-cell>
          <table:table-cell office:value-type="percentage" office:value="0.9084" calcext:value-type="percentage">
            <text:p>90.84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6333" calcext:value-type="percentage">
            <text:p>63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303" calcext:value-type="percentage">
            <text:p>73.03%</text:p>
          </table:table-cell>
          <table:table-cell table:formula="of:=AVERAGE([.C11:.J11])" office:value-type="percentage" office:value="0.7529875" calcext:value-type="percentage">
            <text:p>75.30%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percentage" office:value="0.7479" calcext:value-type="percentage">
            <text:p>74.79%</text:p>
          </table:table-cell>
          <table:table-cell office:value-type="percentage" office:value="0.9554" calcext:value-type="percentage">
            <text:p>95.54%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9079" calcext:value-type="percentage">
            <text:p>90.79%</text:p>
          </table:table-cell>
          <table:table-cell office:value-type="percentage" office:value="0.4932" calcext:value-type="percentage">
            <text:p>49.32%</text:p>
          </table:table-cell>
          <table:table-cell office:value-type="percentage" office:value="0.6299" calcext:value-type="percentage">
            <text:p>62.99%</text:p>
          </table:table-cell>
          <table:table-cell office:value-type="percentage" office:value="0.754" calcext:value-type="percentage">
            <text:p>75.40%</text:p>
          </table:table-cell>
          <table:table-cell office:value-type="percentage" office:value="0.7273" calcext:value-type="percentage">
            <text:p>72.73%</text:p>
          </table:table-cell>
          <table:table-cell table:formula="of:=AVERAGE([.C12:.J12])" office:value-type="percentage" office:value="0.75175" calcext:value-type="percentage">
            <text:p>75.1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4T17:22:54.194000000</meta:creation-date>
    <dc:date>2023-11-24T17:44:36.782000000</dc:date>
    <meta:editing-duration>PT21M40S</meta:editing-duration>
    <meta:editing-cycles>13</meta:editing-cycles>
    <meta:generator>LibreOffice/7.2.1.2$Windows_X86_64 LibreOffice_project/87b77fad49947c1441b67c559c339af8f3517e22</meta:generator>
    <meta:document-statistic meta:table-count="1" meta:cell-count="1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bar" chart:style-name="ch1">
        <chart:legend chart:legend-position="end" svg:x="13.929cm" svg:y="2.186cm" style:legend-expansion="high" chart:style-name="ch2"/>
        <chart:plot-area chart:style-name="ch3" table:cell-range-address="Sheet1.C2:Sheet1.K12" chart:data-source-has-labels="row" svg:x="0.319cm" svg:y="0.18cm" svg:width="13.291cm" svg:height="8.648cm">
          <chart:coordinate-region svg:x="1.946cm" svg:y="0.383cm" svg:width="11.66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2" chart:label-cell-address="Sheet1.C2:Sheet1.C2" chart:class="chart:bar">
            <chart:data-point chart:repeated="10"/>
          </chart:series>
          <chart:series chart:style-name="ch8" chart:values-cell-range-address="Sheet1.D3:Sheet1.D12" chart:label-cell-address="Sheet1.D2:Sheet1.D2" chart:class="chart:bar">
            <chart:data-point chart:repeated="10"/>
          </chart:series>
          <chart:series chart:style-name="ch9" chart:values-cell-range-address="Sheet1.E3:Sheet1.E12" chart:label-cell-address="Sheet1.E2:Sheet1.E2" chart:class="chart:bar">
            <chart:data-point chart:repeated="10"/>
          </chart:series>
          <chart:series chart:style-name="ch10" chart:values-cell-range-address="Sheet1.F3:Sheet1.F12" chart:label-cell-address="Sheet1.F2:Sheet1.F2" chart:class="chart:bar">
            <chart:data-point chart:repeated="10"/>
          </chart:series>
          <chart:series chart:style-name="ch11" chart:values-cell-range-address="Sheet1.G3:Sheet1.G12" chart:label-cell-address="Sheet1.G2:Sheet1.G2" chart:class="chart:bar">
            <chart:data-point chart:repeated="10"/>
          </chart:series>
          <chart:series chart:style-name="ch12" chart:values-cell-range-address="Sheet1.H3:Sheet1.H12" chart:label-cell-address="Sheet1.H2:Sheet1.H2" chart:class="chart:bar">
            <chart:data-point chart:repeated="10"/>
          </chart:series>
          <chart:series chart:style-name="ch13" chart:values-cell-range-address="Sheet1.I3:Sheet1.I12" chart:label-cell-address="Sheet1.I2:Sheet1.I2" chart:class="chart:bar">
            <chart:data-point chart:repeated="10"/>
          </chart:series>
          <chart:series chart:style-name="ch14" chart:values-cell-range-address="Sheet1.J3:Sheet1.J12" chart:label-cell-address="Sheet1.J2:Sheet1.J2" chart:class="chart:bar">
            <chart:data-point chart:repeated="10"/>
          </chart:series>
          <chart:series chart:style-name="ch15" chart:values-cell-range-address="Sheet1.K3:Sheet1.K12" chart:label-cell-address="Sheet1.K2:Sheet1.K2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C2:Sheet1.C2</svg:desc>
                </draw:g>
              </table:table-cell>
              <table:table-cell office:value-type="string">
                <text:p>matrix</text:p>
                <draw:g>
                  <svg:desc>Sheet1.D2:Sheet1.D2</svg:desc>
                </draw:g>
              </table:table-cell>
              <table:table-cell office:value-type="string">
                <text:p>perm</text:p>
                <draw:g>
                  <svg:desc>Sheet1.E2:Sheet1.E2</svg:desc>
                </draw:g>
              </table:table-cell>
              <table:table-cell office:value-type="string">
                <text:p>puzzle</text:p>
                <draw:g>
                  <svg:desc>Sheet1.F2:Sheet1.F2</svg:desc>
                </draw:g>
              </table:table-cell>
              <table:table-cell office:value-type="string">
                <text:p>queens</text:p>
                <draw:g>
                  <svg:desc>Sheet1.G2:Sheet1.G2</svg:desc>
                </draw:g>
              </table:table-cell>
              <table:table-cell office:value-type="string">
                <text:p>sort</text:p>
                <draw:g>
                  <svg:desc>Sheet1.H2:Sheet1.H2</svg:desc>
                </draw:g>
              </table:table-cell>
              <table:table-cell office:value-type="string">
                <text:p>tower</text:p>
                <draw:g>
                  <svg:desc>Sheet1.I2:Sheet1.I2</svg:desc>
                </draw:g>
              </table:table-cell>
              <table:table-cell office:value-type="string">
                <text:p>tree</text:p>
                <draw:g>
                  <svg:desc>Sheet1.J2:Sheet1.J2</svg:desc>
                </draw:g>
              </table:table-cell>
              <table:table-cell office:value-type="string">
                <text:p>Averag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55">
                <text:p>0.6355</text:p>
                <draw:g>
                  <svg:desc>Sheet1.C3:Sheet1.C12</svg:desc>
                </draw:g>
              </table:table-cell>
              <table:table-cell office:value-type="float" office:value="0.9668">
                <text:p>0.9668</text:p>
                <draw:g>
                  <svg:desc>Sheet1.D3:Sheet1.D12</svg:desc>
                </draw:g>
              </table:table-cell>
              <table:table-cell office:value-type="float" office:value="0.797">
                <text:p>0.797</text:p>
                <draw:g>
                  <svg:desc>Sheet1.E3:Sheet1.E12</svg:desc>
                </draw:g>
              </table:table-cell>
              <table:table-cell office:value-type="float" office:value="0.872">
                <text:p>0.872</text:p>
                <draw:g>
                  <svg:desc>Sheet1.F3:Sheet1.F12</svg:desc>
                </draw:g>
              </table:table-cell>
              <table:table-cell office:value-type="float" office:value="0.4351">
                <text:p>0.4351</text:p>
                <draw:g>
                  <svg:desc>Sheet1.G3:Sheet1.G12</svg:desc>
                </draw:g>
              </table:table-cell>
              <table:table-cell office:value-type="float" office:value="0.6159">
                <text:p>0.6159</text:p>
                <draw:g>
                  <svg:desc>Sheet1.H3:Sheet1.H12</svg:desc>
                </draw:g>
              </table:table-cell>
              <table:table-cell office:value-type="float" office:value="0.7068">
                <text:p>0.7068</text:p>
                <draw:g>
                  <svg:desc>Sheet1.I3:Sheet1.I12</svg:desc>
                </draw:g>
              </table:table-cell>
              <table:table-cell office:value-type="float" office:value="0.6915">
                <text:p>0.6915</text:p>
                <draw:g>
                  <svg:desc>Sheet1.J3:Sheet1.J12</svg:desc>
                </draw:g>
              </table:table-cell>
              <table:table-cell office:value-type="float" office:value="0.715075">
                <text:p>0.715075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84">
                <text:p>0.7284</text:p>
              </table:table-cell>
              <table:table-cell office:value-type="float" office:value="0.9667">
                <text:p>0.9667</text:p>
              </table:table-cell>
              <table:table-cell office:value-type="float" office:value="0.8014">
                <text:p>0.8014</text:p>
              </table:table-cell>
              <table:table-cell office:value-type="float" office:value="0.8831">
                <text:p>0.8831</text:p>
              </table:table-cell>
              <table:table-cell office:value-type="float" office:value="0.4473">
                <text:p>0.4473</text:p>
              </table:table-cell>
              <table:table-cell office:value-type="float" office:value="0.616">
                <text:p>0.616</text:p>
              </table:table-cell>
              <table:table-cell office:value-type="float" office:value="0.7585">
                <text:p>0.7585</text:p>
              </table:table-cell>
              <table:table-cell office:value-type="float" office:value="0.6464">
                <text:p>0.6464</text:p>
              </table:table-cell>
              <table:table-cell office:value-type="float" office:value="0.730975">
                <text:p>0.730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6">
                <text:p>0.746</text:p>
              </table:table-cell>
              <table:table-cell office:value-type="float" office:value="0.9665">
                <text:p>0.9665</text:p>
              </table:table-cell>
              <table:table-cell office:value-type="float" office:value="0.8016">
                <text:p>0.8016</text:p>
              </table:table-cell>
              <table:table-cell office:value-type="float" office:value="0.9051">
                <text:p>0.9051</text:p>
              </table:table-cell>
              <table:table-cell office:value-type="float" office:value="0.4449">
                <text:p>0.4449</text:p>
              </table:table-cell>
              <table:table-cell office:value-type="float" office:value="0.6189">
                <text:p>0.6189</text:p>
              </table:table-cell>
              <table:table-cell office:value-type="float" office:value="0.7584">
                <text:p>0.7584</text:p>
              </table:table-cell>
              <table:table-cell office:value-type="float" office:value="0.7328">
                <text:p>0.7328</text:p>
              </table:table-cell>
              <table:table-cell office:value-type="float" office:value="0.746775">
                <text:p>0.746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94">
                <text:p>0.7494</text:p>
              </table:table-cell>
              <table:table-cell office:value-type="float" office:value="0.9663">
                <text:p>0.9663</text:p>
              </table:table-cell>
              <table:table-cell office:value-type="float" office:value="0.8016">
                <text:p>0.8016</text:p>
              </table:table-cell>
              <table:table-cell office:value-type="float" office:value="0.907">
                <text:p>0.907</text:p>
              </table:table-cell>
              <table:table-cell office:value-type="float" office:value="0.4484">
                <text:p>0.4484</text:p>
              </table:table-cell>
              <table:table-cell office:value-type="float" office:value="0.6258">
                <text:p>0.6258</text:p>
              </table:table-cell>
              <table:table-cell office:value-type="float" office:value="0.7582">
                <text:p>0.7582</text:p>
              </table:table-cell>
              <table:table-cell office:value-type="float" office:value="0.7334">
                <text:p>0.7334</text:p>
              </table:table-cell>
              <table:table-cell office:value-type="float" office:value="0.7487625">
                <text:p>0.748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99">
                <text:p>0.7499</text:p>
              </table:table-cell>
              <table:table-cell office:value-type="float" office:value="0.966">
                <text:p>0.966</text:p>
              </table:table-cell>
              <table:table-cell office:value-type="float" office:value="0.8016">
                <text:p>0.8016</text:p>
              </table:table-cell>
              <table:table-cell office:value-type="float" office:value="0.9074">
                <text:p>0.9074</text:p>
              </table:table-cell>
              <table:table-cell office:value-type="float" office:value="0.4619">
                <text:p>0.4619</text:p>
              </table:table-cell>
              <table:table-cell office:value-type="float" office:value="0.6233">
                <text:p>0.6233</text:p>
              </table:table-cell>
              <table:table-cell office:value-type="float" office:value="0.7581">
                <text:p>0.7581</text:p>
              </table:table-cell>
              <table:table-cell office:value-type="float" office:value="0.7342">
                <text:p>0.7342</text:p>
              </table:table-cell>
              <table:table-cell office:value-type="float" office:value="0.7503">
                <text:p>0.7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19">
                <text:p>0.7519</text:p>
              </table:table-cell>
              <table:table-cell office:value-type="float" office:value="0.9658">
                <text:p>0.9658</text:p>
              </table:table-cell>
              <table:table-cell office:value-type="float" office:value="0.8015">
                <text:p>0.8015</text:p>
              </table:table-cell>
              <table:table-cell office:value-type="float" office:value="0.9077">
                <text:p>0.9077</text:p>
              </table:table-cell>
              <table:table-cell office:value-type="float" office:value="0.4576">
                <text:p>0.4576</text:p>
              </table:table-cell>
              <table:table-cell office:value-type="float" office:value="0.6262">
                <text:p>0.6262</text:p>
              </table:table-cell>
              <table:table-cell office:value-type="float" office:value="0.7581">
                <text:p>0.7581</text:p>
              </table:table-cell>
              <table:table-cell office:value-type="float" office:value="0.734">
                <text:p>0.734</text:p>
              </table:table-cell>
              <table:table-cell office:value-type="float" office:value="0.75035">
                <text:p>0.75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24">
                <text:p>0.7524</text:p>
              </table:table-cell>
              <table:table-cell office:value-type="float" office:value="0.9646">
                <text:p>0.9646</text:p>
              </table:table-cell>
              <table:table-cell office:value-type="float" office:value="0.8012">
                <text:p>0.8012</text:p>
              </table:table-cell>
              <table:table-cell office:value-type="float" office:value="0.9088">
                <text:p>0.9088</text:p>
              </table:table-cell>
              <table:table-cell office:value-type="float" office:value="0.4767">
                <text:p>0.4767</text:p>
              </table:table-cell>
              <table:table-cell office:value-type="float" office:value="0.6312">
                <text:p>0.6312</text:p>
              </table:table-cell>
              <table:table-cell office:value-type="float" office:value="0.7576">
                <text:p>0.7576</text:p>
              </table:table-cell>
              <table:table-cell office:value-type="float" office:value="0.7333">
                <text:p>0.7333</text:p>
              </table:table-cell>
              <table:table-cell office:value-type="float" office:value="0.753225">
                <text:p>0.753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15">
                <text:p>0.7515</text:p>
              </table:table-cell>
              <table:table-cell office:value-type="float" office:value="0.9623">
                <text:p>0.9623</text:p>
              </table:table-cell>
              <table:table-cell office:value-type="float" office:value="0.8005">
                <text:p>0.8005</text:p>
              </table:table-cell>
              <table:table-cell office:value-type="float" office:value="0.9086">
                <text:p>0.9086</text:p>
              </table:table-cell>
              <table:table-cell office:value-type="float" office:value="0.4723">
                <text:p>0.4723</text:p>
              </table:table-cell>
              <table:table-cell office:value-type="float" office:value="0.6329">
                <text:p>0.6329</text:p>
              </table:table-cell>
              <table:table-cell office:value-type="float" office:value="0.7569">
                <text:p>0.7569</text:p>
              </table:table-cell>
              <table:table-cell office:value-type="float" office:value="0.7318">
                <text:p>0.7318</text:p>
              </table:table-cell>
              <table:table-cell office:value-type="float" office:value="0.7521">
                <text:p>0.7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03">
                <text:p>0.7503</text:p>
              </table:table-cell>
              <table:table-cell office:value-type="float" office:value="0.96">
                <text:p>0.96</text:p>
              </table:table-cell>
              <table:table-cell office:value-type="float" office:value="0.7998">
                <text:p>0.7998</text:p>
              </table:table-cell>
              <table:table-cell office:value-type="float" office:value="0.9084">
                <text:p>0.9084</text:p>
              </table:table-cell>
              <table:table-cell office:value-type="float" office:value="0.486">
                <text:p>0.486</text:p>
              </table:table-cell>
              <table:table-cell office:value-type="float" office:value="0.6333">
                <text:p>0.6333</text:p>
              </table:table-cell>
              <table:table-cell office:value-type="float" office:value="0.7558">
                <text:p>0.7558</text:p>
              </table:table-cell>
              <table:table-cell office:value-type="float" office:value="0.7303">
                <text:p>0.7303</text:p>
              </table:table-cell>
              <table:table-cell office:value-type="float" office:value="0.7529875">
                <text:p>0.7529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79">
                <text:p>0.7479</text:p>
              </table:table-cell>
              <table:table-cell office:value-type="float" office:value="0.9554">
                <text:p>0.9554</text:p>
              </table:table-cell>
              <table:table-cell office:value-type="float" office:value="0.7984">
                <text:p>0.7984</text:p>
              </table:table-cell>
              <table:table-cell office:value-type="float" office:value="0.9079">
                <text:p>0.9079</text:p>
              </table:table-cell>
              <table:table-cell office:value-type="float" office:value="0.4932">
                <text:p>0.4932</text:p>
              </table:table-cell>
              <table:table-cell office:value-type="float" office:value="0.6299">
                <text:p>0.6299</text:p>
              </table:table-cell>
              <table:table-cell office:value-type="float" office:value="0.754">
                <text:p>0.754</text:p>
              </table:table-cell>
              <table:table-cell office:value-type="float" office:value="0.7273">
                <text:p>0.7273</text:p>
              </table:table-cell>
              <table:table-cell office:value-type="float" office:value="0.75175">
                <text:p>0.75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